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896cm"/>
    </style:style>
    <style:style style:name="co6" style:family="table-column">
      <style:table-column-properties fo:break-before="auto" style:column-width="12.7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3.889cm"/>
    </style:style>
    <style:style style:name="co11" style:family="table-column">
      <style:table-column-properties fo:break-before="auto" style:column-width="1.482cm"/>
    </style:style>
    <style:style style:name="co12" style:family="table-column">
      <style:table-column-properties fo:break-before="auto" style:column-width="2.884cm"/>
    </style:style>
    <style:style style:name="co13" style:family="table-column">
      <style:table-column-properties fo:break-before="auto" style:column-width="13.414cm"/>
    </style:style>
    <style:style style:name="co14" style:family="table-column">
      <style:table-column-properties fo:break-before="auto" style:column-width="3.625cm"/>
    </style:style>
    <style:style style:name="co15" style:family="table-column">
      <style:table-column-properties fo:break-before="auto" style:column-width="2.593cm"/>
    </style:style>
    <style:style style:name="co16" style:family="table-column">
      <style:table-column-properties fo:break-before="auto" style:column-width="12.435cm"/>
    </style:style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11.668cm"/>
    </style:style>
    <style:style style:name="co19" style:family="table-column">
      <style:table-column-properties fo:break-before="auto" style:column-width="3.558cm"/>
    </style:style>
    <style:style style:name="co20" style:family="table-column">
      <style:table-column-properties fo:break-before="auto" style:column-width="9.128cm"/>
    </style:style>
    <style:style style:name="co21" style:family="table-column">
      <style:table-column-properties fo:break-before="auto" style:column-width="3.043cm"/>
    </style:style>
    <style:style style:name="co22" style:family="table-column">
      <style:table-column-properties fo:break-before="auto" style:column-width="7.911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1.323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2.249cm"/>
    </style:style>
    <style:style style:name="co28" style:family="table-column">
      <style:table-column-properties fo:break-before="auto" style:column-width="0.979cm"/>
    </style:style>
    <style:style style:name="co29" style:family="table-column">
      <style:table-column-properties fo:break-before="auto" style:column-width="2.487cm"/>
    </style:style>
    <style:style style:name="co30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5.514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cc00" style:text-align-source="fix" style:repeat-content="false" style:vertical-align="automatic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asisParame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ktZeit </text:p>
          </table:table-cell>
          <table:table-cell table:style-name="ce4" office:value-type="string">
            <text:p>V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aktuelle Uhrzeit inkl. Datum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TitelTextString</text:p>
          </table:table-cell>
          <table:table-cell table:style-name="ce4" office:value-type="string">
            <text:p>F</text:p>
          </table:table-cell>
          <table:table-cell office:value-type="float" office:value="100">
            <text:p>10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ext der auf allen Menüseiten der Steuerung eingeblendet wird</text:p>
          </table:table-cell>
          <table:table-cell table:number-columns-repeated="1018"/>
        </table:table-row>
        <table:table-row table:style-name="ro1">
          <table:table-cell office:value-type="string">
            <text:p>Admin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AdminName des Logins</text:p>
          </table:table-cell>
          <table:table-cell table:number-columns-repeated="1018"/>
        </table:table-row>
        <table:table-row table:style-name="ro1">
          <table:table-cell office:value-type="string">
            <text:p>Passwort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Passwort des Logins</text:p>
          </table:table-cell>
          <table:table-cell table:number-columns-repeated="1018"/>
        </table:table-row>
        <table:table-row table:style-name="ro1">
          <table:table-cell office:value-type="string">
            <text:p>AutoLogOff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ie Menüsteuerung in den Startzustand springt</text:p>
          </table:table-cell>
          <table:table-cell table:number-columns-repeated="1018"/>
        </table:table-row>
        <table:table-row table:style-name="ro1">
          <table:table-cell office:value-type="string">
            <text:p>LichtAus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180 sec</text:p>
          </table:table-cell>
          <table:table-cell office:value-type="string">
            <text:p>Zeit nachdem das Licht der Steuerung ausgeht</text:p>
          </table:table-cell>
          <table:table-cell table:number-columns-repeated="1018"/>
        </table:table-row>
        <table:table-row table:style-name="ro1">
          <table:table-cell office:value-type="string">
            <text:p>AlarmschwelleKF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KF bei der eine Warnung ausgegeben wird</text:p>
          </table:table-cell>
          <table:table-cell table:number-columns-repeated="1018"/>
        </table:table-row>
        <table:table-row table:style-name="ro1">
          <table:table-cell office:value-type="string">
            <text:p>AlarmschwelleHeu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%</text:p>
          </table:table-cell>
          <table:table-cell office:value-type="string">
            <text:p>nicht abgerufenen Menge Heu bei der eine Warnung ausgegeben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VerteilZei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4" office:value-type="string">
            <text:p>1-24 h</text:p>
          </table:table-cell>
          <table:table-cell office:value-type="string">
            <text:p>Anzahl Stunden auf die das Futter verteilt wird</text:p>
          </table:table-cell>
          <table:table-cell table:number-columns-repeated="1018"/>
        </table:table-row>
        <table:table-row table:style-name="ro1">
          <table:table-cell office:value-type="string">
            <text:p>ZyklusStart</text:p>
          </table:table-cell>
          <table:table-cell table:style-name="ce4"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Uhrzeit ab der die Verteilung beginnt</text:p>
          </table:table-cell>
          <table:table-cell table:number-columns-repeated="1018"/>
        </table:table-row>
        <table:table-row table:style-name="ro1">
          <table:table-cell office:value-type="string">
            <text:p>ZeitOErkennung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4" office:value-type="string">
            <text:p>1-99 sec</text:p>
          </table:table-cell>
          <table:table-cell office:value-type="string">
            <text:p>Zeit nach der davon ausgegangen wird das das Pferd weg ist</text:p>
          </table:table-cell>
          <table:table-cell table:number-columns-repeated="1018"/>
        </table:table-row>
        <table:table-row table:style-name="ro1">
          <table:table-cell office:value-type="string">
            <text:p>SchutzZeit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6" office:value-type="string">
            <text:p>60-180 sec</text:p>
          </table:table-cell>
          <table:table-cell office:value-type="string">
            <text:p>Zeit zwischen Fütterung und Öffen Nachlaufsperre (Abhängigkeit zu Fresspause)</text:p>
          </table:table-cell>
          <table:table-cell table:number-columns-repeated="1018"/>
        </table:table-row>
        <table:table-row table:style-name="ro1">
          <table:table-cell office:value-type="string">
            <text:p>MaximaleMengeKF</text:p>
          </table:table-cell>
          <table:table-cell table:style-name="ce4"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aximale Menge Kraftfutter je Stunde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style-name="ce4" office:value-type="string">
            <text:p>Z0</text:p>
          </table:table-cell>
          <table:table-cell office:value-type="string">
            <text:p>Anlagennummer Z0 ist der wert für die Zentrale Station</text:p>
          </table:table-cell>
          <table:table-cell table:number-columns-repeated="1018"/>
        </table:table-row>
        <table:table-row table:style-name="ro1">
          <table:table-cell office:value-type="string">
            <text:p>InklusiveTor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 Selektionstor</text:p>
          </table:table-cell>
          <table:table-cell table:number-columns-repeated="1018"/>
        </table:table-row>
        <table:table-row table:style-name="ro1">
          <table:table-cell office:value-type="string">
            <text:p>InklusiveNachlauf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number-columns-repeated="1018"/>
        </table:table-row>
        <table:table-row table:style-name="ro1">
          <table:table-cell office:value-type="string">
            <text:p>InklusiveFutterVorra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eine Futtervorratsüberwachung</text:p>
          </table:table-cell>
          <table:table-cell table:number-columns-repeated="1018"/>
        </table:table-row>
        <table:table-row table:style-name="ro1">
          <table:table-cell office:value-type="string">
            <text:p>InklusiveFutter2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2</text:p>
          </table:table-cell>
          <table:table-cell table:number-columns-repeated="1018"/>
        </table:table-row>
        <table:table-row table:style-name="ro1">
          <table:table-cell office:value-type="string">
            <text:p>InklusiveFutter3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3</text:p>
          </table:table-cell>
          <table:table-cell table:number-columns-repeated="1018"/>
        </table:table-row>
        <table:table-row table:style-name="ro1">
          <table:table-cell office:value-type="string">
            <text:p>InklusiveFutter4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office:value-type="string">
            <text:p>Futter1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number-columns-repeated="1018"/>
        </table:table-row>
        <table:table-row table:style-name="ro1">
          <table:table-cell office:value-type="string">
            <text:p>Futter1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1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1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1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number-columns-repeated="1018"/>
        </table:table-row>
        <table:table-row table:style-name="ro1">
          <table:table-cell office:value-type="string">
            <text:p>Futter1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1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2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number-columns-repeated="1018"/>
        </table:table-row>
        <table:table-row table:style-name="ro1">
          <table:table-cell office:value-type="string">
            <text:p>Futter2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2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2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2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number-columns-repeated="1018"/>
        </table:table-row>
        <table:table-row table:style-name="ro1">
          <table:table-cell office:value-type="string">
            <text:p>Futter2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2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Futter3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number-columns-repeated="1018"/>
        </table:table-row>
        <table:table-row table:style-name="ro1">
          <table:table-cell office:value-type="string">
            <text:p>Futter3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3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3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3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number-columns-repeated="1018"/>
        </table:table-row>
        <table:table-row table:style-name="ro1">
          <table:table-cell office:value-type="string">
            <text:p>Futter3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Futter4Name</text:p>
          </table:table-cell>
          <table:table-cell table:style-name="ce4"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4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4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table:style-name="ce4"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<text:s/>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table:number-columns-repeated="1023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FParameter" table:style-name="ta2">
        <table:table-column table:style-name="co10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K0-9</text:p>
          </table:table-cell>
          <table:table-cell office:value-type="string">
            <text:p>Anlagennummer K0-K9 bedeutet 9 mögliche KF Stationen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Nachlauf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Vorra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eine Futtervorratsüberwachung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2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3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InklusiveFutter4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In dieser Anlage gibt es Futter4</text:p>
          </table:table-cell>
          <table:table-cell table:style-name="Default" table:number-columns-repeated="1018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Default" table:number-columns-repeated="1018"/>
        </table:table-row>
        <table:table-row table:style-name="ro1">
          <table:table-cell office:value-type="string">
            <text:p>Futter1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1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1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1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1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1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>
            <text:p>Futter2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2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2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2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2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2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2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style-name="Default"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>
            <text:p>Futter3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3 (für Kalibrierung)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3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3 läuft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Motor3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3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Futter3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3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>
            <text:p>Futter4Name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Futters in Behälter 4</text:p>
          </table:table-cell>
          <table:table-cell table:number-columns-repeated="1018"/>
        </table:table-row>
        <table:table-row table:style-name="ro1">
          <table:table-cell office:value-type="string">
            <text:p>Futter4Gewicht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Futtermenge einer Schneckenumdrehung Behälter 4 (für Kalibrierung)</text:p>
          </table:table-cell>
          <table:table-cell table:number-columns-repeated="1018"/>
        </table:table-row>
        <table:table-row table:style-name="ro1">
          <table:table-cell office:value-type="string">
            <text:p>Motor4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4 läuft</text:p>
          </table:table-cell>
          <table:table-cell table:number-columns-repeated="1018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ist offen / zu</text:p>
          </table:table-cell>
          <table:table-cell table:number-columns-repeated="1018"/>
        </table:table-row>
        <table:table-row table:style-name="ro1">
          <table:table-cell office:value-type="string">
            <text:p>Motor4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für eine Schneckenumdrehung Motor 4</text:p>
          </table:table-cell>
          <table:table-cell table:number-columns-repeated="1018"/>
        </table:table-row>
        <table:table-row table:style-name="ro1">
          <table:table-cell office:value-type="string">
            <text:p>Futter4Vorrat</text:p>
          </table:table-cell>
          <table:table-cell office:value-type="string">
            <text:p>V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aktueller Wert des Sensors für Futter 1 (ggf. mit Umrechnung)</text:p>
          </table:table-cell>
          <table:table-cell table:number-columns-repeated="1018"/>
        </table:table-row>
        <table:table-row table:style-name="ro1">
          <table:table-cell office:value-type="string">
            <text:p>Futter4VorratMin</text:p>
          </table:table-cell>
          <table:table-cell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 cm</text:p>
          </table:table-cell>
          <table:table-cell office:value-type="string">
            <text:p>Wert bei dem beim Unterschreiten für Futter 1 eine Meldung generiert wi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Motor6A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<text:s/>integrierten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integriertes 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integriertes 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<text:s/>zu / offen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weSensor1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1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merkung: </text:p>
          </table:table-cell>
          <table:table-cell table:style-name="ce2"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Parameter" table:style-name="ta2">
        <table:table-column table:style-name="co14" table:default-cell-style-name="ce2"/>
        <table:table-column table:style-name="co3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1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0-T9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6A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Zblockiert</text:p>
          </table:table-cell>
          <table:table-cell table:style-name="ce4"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Selektionstors</text:p>
          </table:table-cell>
          <table:table-cell table:number-columns-repeated="1018"/>
        </table:table-row>
        <table:table-row table:style-name="ro1">
          <table:table-cell office:value-type="string">
            <text:p>Motor6Auf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Selektionstor) läuft auf</text:p>
          </table:table-cell>
          <table:table-cell table:number-columns-repeated="1018"/>
        </table:table-row>
        <table:table-row table:style-name="ro1">
          <table:table-cell office:value-type="string">
            <text:p>Motor6Auf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Auf ist offen / zu</text:p>
          </table:table-cell>
          <table:table-cell table:number-columns-repeated="1018"/>
        </table:table-row>
        <table:table-row table:style-name="ro1">
          <table:table-cell office:value-type="string">
            <text:p>Motor6ZuEinAu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Selektionstor) läuft zu</text:p>
          </table:table-cell>
          <table:table-cell table:number-columns-repeated="1018"/>
        </table:table-row>
        <table:table-row table:style-name="ro1">
          <table:table-cell office:value-type="string">
            <text:p>Motor6ZuKontakt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Selektionstor Zu ist zu /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weSensor1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1 zeigt Pferd ist anwesend</text:p>
          </table:table-cell>
          <table:table-cell table:number-columns-repeated="1018"/>
        </table:table-row>
        <table:table-row table:style-name="ro1">
          <table:table-cell office:value-type="string">
            <text:p>AnweSensor2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2 zeigt Pferd in Türschwenk</text:p>
          </table:table-cell>
          <table:table-cell table:number-columns-repeated="1018"/>
        </table:table-row>
        <table:table-row table:style-name="ro1">
          <table:table-cell office:value-type="string">
            <text:p>AnweSensor3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Pferdesensor 3 zeigt Pferd in Türschwenk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merkung:</text:p>
          </table:table-cell>
          <table:table-cell office:value-type="string">
            <text:p>Bei einem Tor ist eine Nachlaufsperre zwingend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uParameter" table:style-name="ta2">
        <table:table-column table:style-name="co10" table:default-cell-style-name="ce2"/>
        <table:table-column table:style-name="co3" table:default-cell-style-name="ce2"/>
        <table:table-column table:style-name="co11" table:default-cell-style-name="ce4"/>
        <table:table-column table:style-name="co15" table:number-columns-repeated="2" table:default-cell-style-name="ce2"/>
        <table:table-column table:style-name="co16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nlagenNummer</text:p>
          </table:table-cell>
          <table:table-cell table:style-name="ce4" office:value-type="string">
            <text:p>F</text:p>
          </table:table-cell>
          <table:table-cell office:value-type="float" office:value="2">
            <text:p>2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H0-H9</text:p>
          </table:table-cell>
          <table:table-cell office:value-type="string">
            <text:p>Anlagennummer für den Fall das mehrer Anlagen gesteuert werden sollen</text:p>
          </table:table-cell>
          <table:table-cell table:number-columns-repeated="1018"/>
        </table:table-row>
        <table:table-row table:style-name="ro1">
          <table:table-cell office:value-type="string">
            <text:p>InklusiveNachlauf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J = Diese Anlage hat auch eine Nachlaufsperre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>
            <text:p>HeuTyp</text:p>
          </table:table-cell>
          <table:table-cell table:style-name="ce4" office:value-type="string">
            <text:p>F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nteger</text:p>
          </table:table-cell>
          <table:table-cell table:style-name="ce7" office:value-type="string">
            <text:p>1 oder 2</text:p>
          </table:table-cell>
          <table:table-cell table:style-name="Default" office:value-type="string">
            <text:p>Differenzierung ob in diesem Schieber HeuZeit1 oder HeuZeit2 läuft</text:p>
          </table:table-cell>
          <table:table-cell table:number-columns-repeated="1018"/>
        </table:table-row>
        <table:table-row table:style-name="ro1">
          <table:table-cell office:value-type="string">
            <text:p>Motor5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r Nachlaufsperre</text:p>
          </table:table-cell>
          <table:table-cell table:number-columns-repeated="1018"/>
        </table:table-row>
        <table:table-row table:style-name="ro1">
          <table:table-cell office:value-type="string">
            <text:p>Motor5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A (Nachlaufsperre) läuft auf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Motor5Auf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Offen ist offen / zu</text:p>
          </table:table-cell>
          <table:table-cell table:number-columns-repeated="1018"/>
        </table:table-row>
        <table:table-row table:style-name="ro1">
          <table:table-cell office:value-type="string">
            <text:p>Motor5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5Z (Nachlaufsperre) läuft zu</text:p>
          </table:table-cell>
          <table:table-cell table:number-columns-repeated="1018"/>
        </table:table-row>
        <table:table-row table:style-name="ro1">
          <table:table-cell office:value-type="string">
            <text:p>Motor5ZuKontakt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Motorrückmeldeschalter für Nauchlaufsperre Zu ist zu / offe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Motor7A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Öffn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Zblockiert</text:p>
          </table:table-cell>
          <table:table-cell table:style-name="ce4" office:value-type="string">
            <text:p>F</text:p>
          </table:table-cell>
          <table:table-cell office:value-type="float" office:value="1">
            <text:p>1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9 sec</text:p>
          </table:table-cell>
          <table:table-cell office:value-type="string">
            <text:p>maximale Zeit zum Schließen des Heudosierers</text:p>
          </table:table-cell>
          <table:table-cell table:number-columns-repeated="1018"/>
        </table:table-row>
        <table:table-row table:style-name="ro1">
          <table:table-cell office:value-type="string">
            <text:p>Motor7Auf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A (Heudosierer) läuft auf</text:p>
          </table:table-cell>
          <table:table-cell table:number-columns-repeated="1018"/>
        </table:table-row>
        <table:table-row table:style-name="ro1">
          <table:table-cell office:value-type="string">
            <text:p>Motor7ZuEinAus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Motor 6Z (Heudosierer) läuft zu</text:p>
          </table:table-cell>
          <table:table-cell table:number-columns-repeated="1018"/>
        </table:table-row>
        <table:table-row table:style-name="ro1">
          <table:table-cell office:value-type="string">
            <text:p>DosiererZu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ist zu</text:p>
          </table:table-cell>
          <table:table-cell table:number-columns-repeated="1018"/>
        </table:table-row>
        <table:table-row table:style-name="ro1">
          <table:table-cell office:value-type="string">
            <text:p>DosiererAuf</text:p>
          </table:table-cell>
          <table:table-cell table:style-name="ce4" office:value-type="string">
            <text:p>V</text:p>
          </table:table-cell>
          <table:table-cell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Dosierer steht off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: </text:p>
          </table:table-cell>
          <table:table-cell table:style-name="ce5" office:value-type="string">
            <text:p>Bei Heudosierern kann ohne Nachlaufsperre gearbeitet werden (die sollte aber gut überlegt sein!)</text:p>
          </table:table-cell>
          <table:table-cell table:number-columns-repeated="1022"/>
        </table:table-row>
        <table:table-row table:style-name="ro1">
          <table:table-cell office:value-type="string">
            <text:p>Anmerkung: </text:p>
          </table:table-cell>
          <table:table-cell office:value-type="string">
            <text:p>Heutyp ist zur Differenzierung Heu und Silage gedacht</text:p>
          </table:table-cell>
          <table:table-cell table:number-columns-repeated="1022"/>
        </table:table-row>
        <table:table-row table:style-name="ro1">
          <table:table-cell office:value-type="string">
            <text:p>Anmerkung: 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erdedaten" table:style-name="ta3">
        <table:table-column table:style-name="co10" table:default-cell-style-name="ce2"/>
        <table:table-column table:style-name="co17" table:default-cell-style-name="ce4"/>
        <table:table-column table:style-name="co3" table:default-cell-style-name="ce4"/>
        <table:table-column table:style-name="co11" table:default-cell-style-name="ce4"/>
        <table:table-column table:style-name="co15" table:default-cell-style-name="ce2"/>
        <table:table-column table:style-name="co18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ie die referenzielle Integrität der DB sichert (nicht sichtbar)</text:p>
          </table:table-cell>
          <table:table-cell table:number-columns-repeated="1018"/>
        </table:table-row>
        <table:table-row table:style-name="ro1">
          <table:table-cell office:value-type="string">
            <text:p>PferdeName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Name des Pferdes wie er in der Steuerung angezeigt wird</text:p>
          </table:table-cell>
          <table:table-cell table:number-columns-repeated="1018"/>
        </table:table-row>
        <table:table-row table:style-name="ro1">
          <table:table-cell office:value-type="string">
            <text:p>RFIDNr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Transpondernummer des Pferdes</text:p>
          </table:table-cell>
          <table:table-cell table:number-columns-repeated="1018"/>
        </table:table-row>
        <table:table-row table:style-name="ro1">
          <table:table-cell office:value-type="string">
            <text:p>Fresspause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time</text:p>
          </table:table-cell>
          <table:table-cell table:style-name="ce6" office:value-type="string">
            <text:p>1-59 sec</text:p>
          </table:table-cell>
          <table:table-cell office:value-type="string">
            <text:p>Pause zwischen zwei Futterzuteilungen <text:s/>(Abhängigkeit zu Schutzzeit!)</text:p>
          </table:table-cell>
          <table:table-cell table:number-columns-repeated="1018"/>
        </table:table-row>
        <table:table-row table:style-name="ro1">
          <table:table-cell office:value-type="string">
            <text:p>PferdeBil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Bild des Pferdes - wird angezeigt bei Futterzuteilung</text:p>
          </table:table-cell>
          <table:table-cell table:number-columns-repeated="1018"/>
        </table:table-row>
        <table:table-row table:style-name="ro1">
          <table:table-cell office:value-type="string">
            <text:p>MengeFutter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1</text:p>
          </table:table-cell>
          <table:table-cell table:number-columns-repeated="1018"/>
        </table:table-row>
        <table:table-row table:style-name="ro1">
          <table:table-cell office:value-type="string">
            <text:p>MengeFutter2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2</text:p>
          </table:table-cell>
          <table:table-cell table:number-columns-repeated="1018"/>
        </table:table-row>
        <table:table-row table:style-name="ro1">
          <table:table-cell office:value-type="string">
            <text:p>MengeFutter3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3</text:p>
          </table:table-cell>
          <table:table-cell table:number-columns-repeated="1018"/>
        </table:table-row>
        <table:table-row table:style-name="ro1">
          <table:table-cell office:value-type="string">
            <text:p>MengeFutter4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 g</text:p>
          </table:table-cell>
          <table:table-cell office:value-type="string">
            <text:p>Soll-Futtermenge Futterbehälter 4</text:p>
          </table:table-cell>
          <table:table-cell table:number-columns-repeated="1018"/>
        </table:table-row>
        <table:table-row table:style-name="ro1">
          <table:table-cell office:value-type="string">
            <text:p>TorT0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0 erlaubt (Dies ist das optionale Tor der Basisstation!)</text:p>
          </table:table-cell>
          <table:table-cell table:number-columns-repeated="1018"/>
        </table:table-row>
        <table:table-row table:style-name="ro1">
          <table:table-cell office:value-type="string">
            <text:p>TorT1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1 erlaubt</text:p>
          </table:table-cell>
          <table:table-cell table:number-columns-repeated="1018"/>
        </table:table-row>
        <table:table-row table:style-name="ro1">
          <table:table-cell office:value-type="string">
            <text:p>TorT2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2 erlaubt</text:p>
          </table:table-cell>
          <table:table-cell table:number-columns-repeated="1018"/>
        </table:table-row>
        <table:table-row table:style-name="ro1">
          <table:table-cell office:value-type="string">
            <text:p>TorT3Darf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=Zutritt Tor 3 erlaubt</text:p>
          </table:table-cell>
          <table:table-cell table:number-columns-repeated="1018"/>
        </table:table-row>
        <table:table-row table:style-name="ro1">
          <table:table-cell office:value-type="string">
            <text:p>HeuZeit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>
          <table:table-cell office:value-type="string">
            <text:p>HeuZeit2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etterungsProtokoll" table:style-name="ta3">
        <table:table-column table:style-name="co10" table:default-cell-style-name="ce2"/>
        <table:table-column table:style-name="co3" table:number-columns-repeated="2" table:default-cell-style-name="ce4"/>
        <table:table-column table:style-name="co11" table:default-cell-style-name="ce4"/>
        <table:table-column table:style-name="co19" table:default-cell-style-name="ce2"/>
        <table:table-column table:style-name="co20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ferdeID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99</text:p>
          </table:table-cell>
          <table:table-cell office:value-type="string">
            <text:p>ID des Pferdes das Futter bekommen ha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FutterZeit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Fütterungszeit inkl. Datum</text:p>
          </table:table-cell>
          <table:table-cell table:number-columns-repeated="1018"/>
        </table:table-row>
        <table:table-row table:style-name="ro1">
          <table:table-cell office:value-type="string">
            <text:p>AnlagenNummer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office:value-type="string">
            <text:p>Z0, K0-9, H0-9, T0-3</text:p>
          </table:table-cell>
          <table:table-cell office:value-type="string">
            <text:p>Anlage an der die Fütterung stattfand</text:p>
          </table:table-cell>
          <table:table-cell table:number-columns-repeated="1018"/>
        </table:table-row>
        <table:table-row table:style-name="ro1">
          <table:table-cell office:value-type="string">
            <text:p>Futtermeng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 Menge Futter zu dieser Zeit</text:p>
          </table:table-cell>
          <table:table-cell table:number-columns-repeated="1018"/>
        </table:table-row>
        <table:table-row table:style-name="ro1">
          <table:table-cell office:value-type="string">
            <text:p>Futtername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 table:style-name="ce4" office:value-type="string">
            <text:p>0-99 g</text:p>
          </table:table-cell>
          <table:table-cell office:value-type="string">
            <text:p>Zugeteiltes Futter (Name) zu dieser Zeit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HeuraumZutritt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boole</text:p>
          </table:table-cell>
          <table:table-cell table:style-name="ce4" office:value-type="string">
            <text:p>J / N</text:p>
          </table:table-cell>
          <table:table-cell office:value-type="string">
            <text:p>True: Zutritt zum Heuraum erfolgt</text:p>
          </table:table-cell>
          <table:table-cell table:number-columns-repeated="1018"/>
        </table:table-row>
        <table:table-row table:style-name="ro1">
          <table:table-cell office:value-type="string">
            <text:p>HeuFresszeit1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Heufresszeit dieses Abrufs für Heu 1</text:p>
          </table:table-cell>
          <table:table-cell table:number-columns-repeated="1018"/>
        </table:table-row>
        <table:table-row table:style-name="ro1">
          <table:table-cell office:value-type="string">
            <text:p>HeuFresszeit2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Heufresszeit dieses Abrufs für Heu 2 (=Silage)</text:p>
          </table:table-cell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Die Länge der Heufütterungszeit ermittelt sich aus dem Bginn der Fresszeit bis zum Ende der Erfassung des Pferdes.</text:p>
          </table:table-cell>
          <table:table-cell table:number-columns-repeated="1022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lagenProtokoll" table:style-name="ta3">
        <table:table-column table:style-name="co21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9" table:default-cell-style-name="ce2"/>
        <table:table-column table:style-name="co22" table:default-cell-style-name="ce2"/>
        <table:table-column table:style-name="co7" table:number-columns-repeated="250" table:default-cell-style-name="ce2"/>
        <table:table-column table:style-name="co8" table:number-columns-repeated="767" table:default-cell-style-name="ce2"/>
        <table:table-column table:style-name="co9" table:default-cell-style-name="ce2"/>
        <table:table-row table:style-name="ro1">
          <table:table-cell table:style-name="ce1" office:value-type="string">
            <text:p>Feld- /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1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Stoer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Zeitstempel der Störung (Datum und Zeit)</text:p>
          </table:table-cell>
          <table:table-cell table:number-columns-repeated="1018"/>
        </table:table-row>
        <table:table-row table:style-name="ro1">
          <table:table-cell office:value-type="string">
            <text:p>StoerEreignis</text:p>
          </table:table-cell>
          <table:table-cell office:value-type="string">
            <text:p>F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string</text:p>
          </table:table-cell>
          <table:table-cell table:style-name="ce4" office:value-type="string">
            <text:p>Text</text:p>
          </table:table-cell>
          <table:table-cell office:value-type="string">
            <text:p>Eintrag des Ereignisses aus der Fütterungslogi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office:value-type="string">
            <text:p>QuitierungFehler</text:p>
          </table:table-cell>
          <table:table-cell office:value-type="string">
            <text:p>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oole</text:p>
          </table:table-cell>
          <table:table-cell table:style-name="ce4" office:value-type="string">
            <text:p>J / N</text:p>
          </table:table-cell>
          <table:table-cell table:style-name="ce5" office:value-type="string">
            <text:p>True: Fehler wurde quitiert</text:p>
          </table:table-cell>
          <table:table-cell table:number-columns-repeated="1018"/>
        </table:table-row>
        <table:table-row table:style-name="ro1">
          <table:table-cell office:value-type="string">
            <text:p>QuitZeit</text:p>
          </table:table-cell>
          <table:table-cell office:value-type="string">
            <text:p>F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30.06.2016 XX:XX:XX</text:p>
          </table:table-cell>
          <table:table-cell office:value-type="string">
            <text:p>Quitierungszeit des Fehlers (Datum und Zeit)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2"/>
          <table:table-cell table:style-name="ce4"/>
          <table:table-cell table:number-columns-repeated="1021"/>
        </table:table-row>
        <table:table-row table:style-name="ro1">
          <table:table-cell office:value-type="string">
            <text:p>Anmerkung;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_Ports" table:style-name="ta2">
        <table:table-column table:style-name="co23" table:default-cell-style-name="ce2"/>
        <table:table-column table:style-name="co24" table:default-cell-style-name="ce2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5" table:default-cell-style-name="ce4"/>
        <table:table-column table:style-name="co28" table:default-cell-style-name="ce4"/>
        <table:table-column table:style-name="co29" table:default-cell-style-name="ce4"/>
        <table:table-column table:style-name="co28" table:default-cell-style-name="ce4"/>
        <table:table-column table:style-name="co30" table:default-cell-style-name="ce4"/>
        <table:table-column table:style-name="co28" table:default-cell-style-name="ce2"/>
        <table:table-column table:style-name="co8" table:number-columns-repeated="1011" table:default-cell-style-name="ce2"/>
        <table:table-column table:style-name="co9" table:default-cell-style-name="ce2"/>
        <table:table-row table:style-name="ro1">
          <table:table-cell table:style-name="ce1" office:value-type="string">
            <text:p>Variablenname</text:p>
          </table:table-cell>
          <table:table-cell table:style-name="ce1" office:value-type="string">
            <text:p>Bedeutung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I oder O</text:p>
          </table:table-cell>
          <table:table-cell table:style-name="ce3" office:value-type="string">
            <text:p>Basis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Zus.KF Station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Selektionstor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Heudosierer</text:p>
          </table:table-cell>
          <table:table-cell table:style-name="ce1" office:value-type="string">
            <text:p>Port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1EinAus</text:p>
          </table:table-cell>
          <table:table-cell table:style-name="ce5" office:value-type="string">
            <text:p>Motor 1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EinAus</text:p>
          </table:table-cell>
          <table:table-cell table:style-name="ce5" office:value-type="string">
            <text:p>Motor 2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EinAus</text:p>
          </table:table-cell>
          <table:table-cell table:style-name="ce5" office:value-type="string">
            <text:p>Motor 3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EinAus</text:p>
          </table:table-cell>
          <table:table-cell table:style-name="ce5" office:value-type="string">
            <text:p>Motor 4 ein- oder ausschalten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1Kontakt</text:p>
          </table:table-cell>
          <table:table-cell office:value-type="string">
            <text:p>Motorrückmeldeschalter 1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Motor2Kontakt</text:p>
          </table:table-cell>
          <table:table-cell office:value-type="string">
            <text:p>Motorrückmeldeschalter 2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3Kontakt</text:p>
          </table:table-cell>
          <table:table-cell office:value-type="string">
            <text:p>Motorrückmeldeschalter 3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Motor4Kontakt</text:p>
          </table:table-cell>
          <table:table-cell office:value-type="string">
            <text:p>Motorrückmeldeschalter 4 meldet eine Umdrehung ist erfolgt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5AufEinAus</text:p>
          </table:table-cell>
          <table:table-cell table:style-name="ce5" office:value-type="string">
            <text:p>Motor 5A (Nachlaufsperre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ZuEinAus</text:p>
          </table:table-cell>
          <table:table-cell table:style-name="ce5" office:value-type="string">
            <text:p>Motor 5Z (Nachlaufsperre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AufKontakt</text:p>
          </table:table-cell>
          <table:table-cell office:value-type="string">
            <text:p>Motorrückmeldeschalter für Nauchlaufsperre Offen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office:value-type="string">
            <text:p>Motor5ZuKontakt</text:p>
          </table:table-cell>
          <table:table-cell office:value-type="string">
            <text:p>Motorrückmeldeschalter für Nauchlaufsperre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(X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Motor6AufEinAus</text:p>
          </table:table-cell>
          <table:table-cell table:style-name="ce5" office:value-type="string">
            <text:p>Motor 6A (Selektionsto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ZuEinAus</text:p>
          </table:table-cell>
          <table:table-cell table:style-name="ce5" office:value-type="string">
            <text:p>Motor 6Z (Selektionsto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Motor6AufKontakt</text:p>
          </table:table-cell>
          <table:table-cell office:value-type="string">
            <text:p>Motorrückmeldeschalter für Selektionstor Auf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Motor6ZuKontakt</text:p>
          </table:table-cell>
          <table:table-cell office:value-type="string">
            <text:p>Motorrückmeldeschalter für Selektionstor Zu ist offen /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table:style-name="ce2" table:number-columns-repeated="2"/>
          <table:table-cell office:value-type="string">
            <text:p>X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>
            <text:p>AnweSensor1</text:p>
          </table:table-cell>
          <table:table-cell table:style-name="ce5" office:value-type="string">
            <text:p>Pferdesensor 1 zeigt Pferd ist anwesend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AnweSensor2</text:p>
          </table:table-cell>
          <table:table-cell table:style-name="ce5" office:value-type="string">
            <text:p>Pferdesensor 2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AnweSensor3</text:p>
          </table:table-cell>
          <table:table-cell table:style-name="ce5" office:value-type="string">
            <text:p>Pferdesensor 3 zeigt Pferd in Türschwenk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Futter1Vorrat</text:p>
          </table:table-cell>
          <table:table-cell office:value-type="string">
            <text:p>aktueller Wert des Sensors für Futter 1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2Vorrat</text:p>
          </table:table-cell>
          <table:table-cell office:value-type="string">
            <text:p>aktueller Wert des Sensors für Futter 2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3Vorrat</text:p>
          </table:table-cell>
          <table:table-cell office:value-type="string">
            <text:p>aktueller Wert des Sensors für Futter 3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office:value-type="string">
            <text:p>Futter4Vorrat</text:p>
          </table:table-cell>
          <table:table-cell office:value-type="string">
            <text:p>aktueller Wert des Sensors für Futter 4</text:p>
          </table:table-cell>
          <table:table-cell office:value-type="string">
            <text:p>analog</text:p>
          </table:table-cell>
          <table:table-cell office:value-type="string">
            <text:p>I</text:p>
          </table:table-cell>
          <table:table-cell office:value-type="string">
            <text:p>(X)</text:p>
          </table:table-cell>
          <table:table-cell/>
          <table:table-cell office:value-type="string">
            <text:p>(X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tor7AufEinAus</text:p>
          </table:table-cell>
          <table:table-cell table:style-name="ce5" office:value-type="string">
            <text:p>Motor 7 (Heudosierer) läuft auf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Motor7ZuEinAus</text:p>
          </table:table-cell>
          <table:table-cell table:style-name="ce5" office:value-type="string">
            <text:p>Motor 7 (Heudosierer) läuft zu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Zu</text:p>
          </table:table-cell>
          <table:table-cell table:style-name="ce5" office:value-type="string">
            <text:p>Dosierer ist zu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DosiererAuf</text:p>
          </table:table-cell>
          <table:table-cell table:style-name="ce5" office:value-type="string">
            <text:p>Dosierer steht offen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>
          <table:table-cell office:value-type="string">
            <text:p>SerialIn</text:p>
          </table:table-cell>
          <table:table-cell table:style-name="ce5" office:value-type="string">
            <text:p>RX Kommunikation mit dem RFID Reader</text:p>
          </table:table-cell>
          <table:table-cell office:value-type="string">
            <text:p>digital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>
            <text:p>SerialOut</text:p>
          </table:table-cell>
          <table:table-cell table:style-name="ce5" office:value-type="string">
            <text:p>TX Kommunikation mit dem RFID Reader</text:p>
          </table:table-cell>
          <table:table-cell office:value-type="string">
            <text:p>digital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>
            <text:p>(X)</text:p>
          </table:table-cell>
          <table:table-cell office:value-type="string">
            <text:p>bedeutet optional und kann / muss durch Parameter der Anlagensteuerung aktiviert werden.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n" table:style-name="ta2" table:print="false">
        <table:table-column table:style-name="co31" table:default-cell-style-name="ce2"/>
        <table:table-column table:style-name="co3" table:default-cell-style-name="ce4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8" table:number-columns-repeated="1017" table:default-cell-style-name="ce2"/>
        <table:table-column table:style-name="co9" table:default-cell-style-name="ce2"/>
        <table:table-row table:style-name="ro1">
          <table:table-cell table:style-name="ce1" office:value-type="string">
            <text:p>Variablenname</text:p>
          </table:table-cell>
          <table:table-cell table:style-name="ce3" office:value-type="string">
            <text:p>Art</text:p>
          </table:table-cell>
          <table:table-cell table:style-name="ce3" office:value-type="string">
            <text:p>Länge</text:p>
          </table:table-cell>
          <table:table-cell table:style-name="ce3" office:value-type="string">
            <text:p>Typ</text:p>
          </table:table-cell>
          <table:table-cell table:style-name="ce3" office:value-type="string">
            <text:p>Wertebereich</text:p>
          </table:table-cell>
          <table:table-cell table:style-name="ce1" office:value-type="string">
            <text:p>Bedeutung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LetzteKF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Futtergabe Kraftfutter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LetzteHeu1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Futtergabe Heu1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LetzteHeu2FressZeit</text:p>
          </table:table-cell>
          <table:table-cell office:value-type="string">
            <text:p>V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0:00:00-23:59:59</text:p>
          </table:table-cell>
          <table:table-cell office:value-type="string">
            <text:p>Zeitstempel für die letzte Futtergabe Heu2 (=Silage)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MengeStd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 in den letzen 60 Minuten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1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1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2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2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3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3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Futter4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0-999g</text:p>
          </table:table-cell>
          <table:table-cell office:value-type="string">
            <text:p>Menge Kraftfutter4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HeuZeit1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 seit Zyklusstart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>
            <text:p>ZuteilungHeuZeit2aufgelaufen</text:p>
          </table:table-cell>
          <table:table-cell office:value-type="string">
            <text:p>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1-720 min</text:p>
          </table:table-cell>
          <table:table-cell office:value-type="string">
            <text:p>Zugeteilte Heufresszeit (Verwendung für Heu-Einzelfressständer) seit Zyklusstart</text:p>
          </table:table-cell>
          <table:table-cell table:style-name="Default" table:number-columns-repeated="1018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nmerkung:</text:p>
          </table:table-cell>
          <table:table-cell table:style-name="ce8" office:value-type="string">
            <text:p>Die hier gelisteten Variablen werden in der Programmierung verwendet</text:p>
          </table:table-cell>
          <table:table-cell table:number-columns-repeated="1022"/>
        </table:table-row>
        <table:table-row table:style-name="ro1">
          <table:table-cell office:value-type="string">
            <text:p>Anmerkung:</text:p>
          </table:table-cell>
          <table:table-cell table:style-name="ce5" office:value-type="string">
            <text:p>F sind DB Felder, V sind Variablen</text:p>
          </table:table-cell>
          <table:table-cell table:number-columns-repeated="102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cm" fo:margin-bottom="2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14.04.2016</text:date>, <text:time>21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TEAM2000</meta:initial-creator>
    <dc:creator>K-H Höfkens</dc:creator>
    <meta:creation-date>2014-02-16T12:29:44Z</meta:creation-date>
    <dc:date>2016-04-14T21:00:00.46</dc:date>
    <meta:editing-cycles>33</meta:editing-cycles>
    <meta:editing-duration>PT9H11M8S</meta:editing-duration>
    <meta:document-statistic meta:table-count="9" meta:cell-count="1367" meta:object-count="0"/>
  </office:meta>
</office:document-meta>
</file>